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4.586cm" style:rel-column-width="2600*"/>
    </style:style>
    <style:style style:name="Tableau1.B" style:family="table-column">
      <style:table-column-properties style:column-width="6.615cm" style:rel-column-width="3750*"/>
    </style:style>
    <style:style style:name="Tableau1.C" style:family="table-column">
      <style:table-column-properties style:column-width="6.389cm" style:rel-column-width="362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acd1a" officeooo:paragraph-rsid="000c548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acd1a" officeooo:paragraph-rsid="000dcad8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acd1a" officeooo:paragraph-rsid="0011f6f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209bb1" officeooo:paragraph-rsid="00209bb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239447" officeooo:paragraph-rsid="0023944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28c176" officeooo:paragraph-rsid="0028c176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2bc1e3" officeooo:paragraph-rsid="002bc1e3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3d51a2" officeooo:paragraph-rsid="003d51a2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424266" officeooo:paragraph-rsid="00424266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43df3d" officeooo:paragraph-rsid="0043df3d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47feb6" officeooo:paragraph-rsid="0088a986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51be64" officeooo:paragraph-rsid="00641ef6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64d7b0" officeooo:paragraph-rsid="0064d7b0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66a2e7" officeooo:paragraph-rsid="0066a2e7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7347b4" officeooo:paragraph-rsid="007347b4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78bf69" officeooo:paragraph-rsid="0078bf69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7b9f53" officeooo:paragraph-rsid="007b9f53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9c106" officeooo:paragraph-rsid="0009c106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acd1a" officeooo:paragraph-rsid="000acd1a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bf7a6" officeooo:paragraph-rsid="000c5483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c8039" officeooo:paragraph-rsid="000d441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dcad8" officeooo:paragraph-rsid="000dcad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dd13a" officeooo:paragraph-rsid="0011f6f7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2379e" officeooo:paragraph-rsid="00209bb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55144" officeooo:paragraph-rsid="0011f6f7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176c7" officeooo:paragraph-rsid="003d51a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24266" officeooo:paragraph-rsid="00424266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783be" officeooo:paragraph-rsid="0043df3d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0ce21" officeooo:paragraph-rsid="0047feb6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7186a4" officeooo:paragraph-rsid="0066a2e7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77e7d9" officeooo:paragraph-rsid="007347b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78bf69" officeooo:paragraph-rsid="0078bf69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7ffe5f" officeooo:paragraph-rsid="007b9f53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968db" officeooo:paragraph-rsid="0088a986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651d4d" officeooo:paragraph-rsid="0064d7b0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98b769" officeooo:paragraph-rsid="0098b769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99c5ff" officeooo:paragraph-rsid="0099c5ff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9cf11e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9de060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9ed723" style:font-size-asian="12.25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9ef742" style:font-size-asian="12.25pt" style:font-weight-asian="bold" style:font-size-complex="1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a1499c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a1cd6a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a2b4e5" style:font-size-asian="12.25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a49cf3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a98e3c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aa2a7a" style:font-size-asian="12.25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aadaa5" style:font-size-asian="12.25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9cbb99" officeooo:paragraph-rsid="00abaa0d" style:font-size-asian="12.25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b1e892" officeooo:paragraph-rsid="00b1e892" style:font-size-asian="12.25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b58930" officeooo:paragraph-rsid="00b58930" style:font-size-asian="12.25pt" style:font-weight-asian="bold" style:font-size-complex="14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b76fe9" officeooo:paragraph-rsid="00b95692" style:font-size-asian="12.25pt" style:font-weight-asian="bold" style:font-size-complex="14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b76fe9" officeooo:paragraph-rsid="00bb21b2" style:font-size-asian="12.25pt" style:font-weight-asian="bold" style:font-size-complex="14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b76fe9" officeooo:paragraph-rsid="00bb30ea" style:font-size-asian="12.25pt" style:font-weight-asian="bold" style:font-size-complex="14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b76fe9" officeooo:paragraph-rsid="00bf5121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9b077d" officeooo:paragraph-rsid="009b077d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9bbeaa" officeooo:paragraph-rsid="009bbeaa" style:font-size-asian="12.25pt" style:font-weight-asian="bold" style:font-size-complex="14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4pt" officeooo:rsid="008c78b4" officeooo:paragraph-rsid="008c78b4" style:font-size-asian="12.25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style:font-name="Times New Roman" fo:font-size="14pt" officeooo:rsid="008c78b4" officeooo:paragraph-rsid="00915633" style:font-size-asian="12.25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officeooo:rsid="008c78b4" officeooo:paragraph-rsid="008c78b4" style:font-size-asian="12.25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4pt" officeooo:rsid="008eabec" officeooo:paragraph-rsid="008eabec" style:font-size-asian="12.25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4pt" officeooo:rsid="008f8d65" officeooo:paragraph-rsid="008f8d65" style:font-size-asian="12.25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4pt" officeooo:rsid="00911376" officeooo:paragraph-rsid="00911376" style:font-size-asian="12.25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4pt" officeooo:rsid="00932228" officeooo:paragraph-rsid="0095ae38" style:font-size-asian="12.25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4pt" officeooo:rsid="009676ec" officeooo:paragraph-rsid="009676ec" style:font-size-asian="12.25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4pt" officeooo:rsid="009729c9" officeooo:paragraph-rsid="009729c9" style:font-size-asian="12.25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bf7a6" style:font-weight-asian="normal" style:font-weight-complex="normal"/>
    </style:style>
    <style:style style:name="T4" style:family="text">
      <style:text-properties style:text-underline-style="none" fo:font-weight="normal" officeooo:rsid="000d4414" style:font-weight-asian="normal" style:font-weight-complex="normal"/>
    </style:style>
    <style:style style:name="T5" style:family="text">
      <style:text-properties style:text-underline-style="none" fo:font-weight="normal" officeooo:rsid="000dcad8" style:font-weight-asian="normal" style:font-weight-complex="normal"/>
    </style:style>
    <style:style style:name="T6" style:family="text">
      <style:text-properties style:text-underline-style="none" fo:font-weight="normal" officeooo:rsid="000dd13a" style:font-weight-asian="normal" style:font-weight-complex="normal"/>
    </style:style>
    <style:style style:name="T7" style:family="text">
      <style:text-properties style:text-underline-style="none" fo:font-weight="normal" officeooo:rsid="0010e7cc" style:font-weight-asian="normal" style:font-weight-complex="normal"/>
    </style:style>
    <style:style style:name="T8" style:family="text">
      <style:text-properties style:text-underline-style="none" fo:font-weight="normal" officeooo:rsid="0011f6f7" style:font-weight-asian="normal" style:font-weight-complex="normal"/>
    </style:style>
    <style:style style:name="T9" style:family="text">
      <style:text-properties style:text-underline-style="none" fo:font-weight="normal" officeooo:rsid="00132436" style:font-weight-asian="normal" style:font-weight-complex="normal"/>
    </style:style>
    <style:style style:name="T10" style:family="text">
      <style:text-properties style:text-underline-style="none" fo:font-weight="normal" officeooo:rsid="0013b1ab" style:font-weight-asian="normal" style:font-weight-complex="normal"/>
    </style:style>
    <style:style style:name="T11" style:family="text">
      <style:text-properties style:text-underline-style="none" fo:font-weight="normal" officeooo:rsid="00152c16" style:font-weight-asian="normal" style:font-weight-complex="normal"/>
    </style:style>
    <style:style style:name="T12" style:family="text">
      <style:text-properties style:text-underline-style="none" fo:font-weight="normal" officeooo:rsid="0016dc30" style:font-weight-asian="normal" style:font-weight-complex="normal"/>
    </style:style>
    <style:style style:name="T13" style:family="text">
      <style:text-properties style:text-underline-style="none" fo:font-weight="normal" officeooo:rsid="00178c3c" style:font-weight-asian="normal" style:font-weight-complex="normal"/>
    </style:style>
    <style:style style:name="T14" style:family="text">
      <style:text-properties style:text-underline-style="none" fo:font-weight="normal" officeooo:rsid="00198899" style:font-weight-asian="normal" style:font-weight-complex="normal"/>
    </style:style>
    <style:style style:name="T15" style:family="text">
      <style:text-properties style:text-underline-style="none" fo:font-weight="normal" officeooo:rsid="001ca302" style:font-weight-asian="normal" style:font-weight-complex="normal"/>
    </style:style>
    <style:style style:name="T16" style:family="text">
      <style:text-properties style:text-underline-style="none" fo:font-weight="normal" officeooo:rsid="001f3fdd" style:font-weight-asian="normal" style:font-weight-complex="normal"/>
    </style:style>
    <style:style style:name="T17" style:family="text">
      <style:text-properties style:text-underline-style="none" fo:font-weight="normal" officeooo:rsid="0022379e" style:font-weight-asian="normal" style:font-weight-complex="normal"/>
    </style:style>
    <style:style style:name="T18" style:family="text">
      <style:text-properties style:text-underline-style="none" fo:font-weight="normal" officeooo:rsid="002500ea" style:font-weight-asian="normal" style:font-weight-complex="normal"/>
    </style:style>
    <style:style style:name="T19" style:family="text">
      <style:text-properties style:text-underline-style="none" fo:font-weight="normal" officeooo:rsid="00268d8a" style:font-weight-asian="normal" style:font-weight-complex="normal"/>
    </style:style>
    <style:style style:name="T20" style:family="text">
      <style:text-properties style:text-underline-style="none" fo:font-weight="normal" officeooo:rsid="002951a1" style:font-weight-asian="normal" style:font-weight-complex="normal"/>
    </style:style>
    <style:style style:name="T21" style:family="text">
      <style:text-properties style:text-underline-style="none" fo:font-weight="normal" officeooo:rsid="0029b628" style:font-weight-asian="normal" style:font-weight-complex="normal"/>
    </style:style>
    <style:style style:name="T22" style:family="text">
      <style:text-properties style:text-underline-style="none" fo:font-weight="normal" officeooo:rsid="002afc45" style:font-weight-asian="normal" style:font-weight-complex="normal"/>
    </style:style>
    <style:style style:name="T23" style:family="text">
      <style:text-properties style:text-underline-style="none" fo:font-weight="normal" officeooo:rsid="002ddc37" style:font-weight-asian="normal" style:font-weight-complex="normal"/>
    </style:style>
    <style:style style:name="T24" style:family="text">
      <style:text-properties style:text-underline-style="none" fo:font-weight="normal" officeooo:rsid="002e3725" style:font-weight-asian="normal" style:font-weight-complex="normal"/>
    </style:style>
    <style:style style:name="T25" style:family="text">
      <style:text-properties style:text-underline-style="none" fo:font-weight="normal" officeooo:rsid="002eb88a" style:font-weight-asian="normal" style:font-weight-complex="normal"/>
    </style:style>
    <style:style style:name="T26" style:family="text">
      <style:text-properties style:text-underline-style="none" fo:font-weight="normal" officeooo:rsid="00306963" style:font-weight-asian="normal" style:font-weight-complex="normal"/>
    </style:style>
    <style:style style:name="T27" style:family="text">
      <style:text-properties style:text-underline-style="none" fo:font-weight="normal" officeooo:rsid="0031dc1b" style:font-weight-asian="normal" style:font-weight-complex="normal"/>
    </style:style>
    <style:style style:name="T28" style:family="text">
      <style:text-properties style:text-underline-style="none" fo:font-weight="normal" officeooo:rsid="00334260" style:font-weight-asian="normal" style:font-weight-complex="normal"/>
    </style:style>
    <style:style style:name="T29" style:family="text">
      <style:text-properties style:text-underline-style="none" fo:font-weight="normal" officeooo:rsid="0034d96a" style:font-weight-asian="normal" style:font-weight-complex="normal"/>
    </style:style>
    <style:style style:name="T30" style:family="text">
      <style:text-properties style:text-underline-style="none" fo:font-weight="normal" officeooo:rsid="00355144" style:font-weight-asian="normal" style:font-weight-complex="normal"/>
    </style:style>
    <style:style style:name="T31" style:family="text">
      <style:text-properties style:text-underline-style="none" fo:font-weight="normal" officeooo:rsid="00393b29" style:font-weight-asian="normal" style:font-weight-complex="normal"/>
    </style:style>
    <style:style style:name="T32" style:family="text">
      <style:text-properties style:text-underline-style="none" fo:font-weight="normal" officeooo:rsid="003e51ae" style:font-weight-asian="normal" style:font-weight-complex="normal"/>
    </style:style>
    <style:style style:name="T33" style:family="text">
      <style:text-properties style:text-underline-style="none" fo:font-weight="normal" officeooo:rsid="003f82a3" style:font-weight-asian="normal" style:font-weight-complex="normal"/>
    </style:style>
    <style:style style:name="T34" style:family="text">
      <style:text-properties style:text-underline-style="none" fo:font-weight="normal" officeooo:rsid="004176c7" style:font-weight-asian="normal" style:font-weight-complex="normal"/>
    </style:style>
    <style:style style:name="T35" style:family="text">
      <style:text-properties style:text-underline-style="none" fo:font-weight="normal" officeooo:rsid="0044b502" style:font-weight-asian="normal" style:font-weight-complex="normal"/>
    </style:style>
    <style:style style:name="T36" style:family="text">
      <style:text-properties style:text-underline-style="none" fo:font-weight="normal" officeooo:rsid="0046a898" style:font-weight-asian="normal" style:font-weight-complex="normal"/>
    </style:style>
    <style:style style:name="T37" style:family="text">
      <style:text-properties style:text-underline-style="none" fo:font-weight="normal" officeooo:rsid="004783be" style:font-weight-asian="normal" style:font-weight-complex="normal"/>
    </style:style>
    <style:style style:name="T38" style:family="text">
      <style:text-properties style:text-underline-style="none" fo:font-weight="normal" officeooo:rsid="004968db" style:font-weight-asian="normal" style:font-weight-complex="normal"/>
    </style:style>
    <style:style style:name="T39" style:family="text">
      <style:text-properties style:text-underline-style="none" fo:font-weight="normal" officeooo:rsid="004b04e8" style:font-weight-asian="normal" style:font-weight-complex="normal"/>
    </style:style>
    <style:style style:name="T40" style:family="text">
      <style:text-properties style:text-underline-style="none" fo:font-weight="normal" officeooo:rsid="004b2278" style:font-weight-asian="normal" style:font-weight-complex="normal"/>
    </style:style>
    <style:style style:name="T41" style:family="text">
      <style:text-properties style:text-underline-style="none" fo:font-weight="normal" officeooo:rsid="004b4486" style:font-weight-asian="normal" style:font-weight-complex="normal"/>
    </style:style>
    <style:style style:name="T42" style:family="text">
      <style:text-properties style:text-underline-style="none" fo:font-weight="normal" officeooo:rsid="004cc61c" style:font-weight-asian="normal" style:font-weight-complex="normal"/>
    </style:style>
    <style:style style:name="T43" style:family="text">
      <style:text-properties style:text-underline-style="none" fo:font-weight="normal" officeooo:rsid="004e7d92" style:font-weight-asian="normal" style:font-weight-complex="normal"/>
    </style:style>
    <style:style style:name="T44" style:family="text">
      <style:text-properties style:text-underline-style="none" fo:font-weight="normal" officeooo:rsid="004ff80e" style:font-weight-asian="normal" style:font-weight-complex="normal"/>
    </style:style>
    <style:style style:name="T45" style:family="text">
      <style:text-properties style:text-underline-style="none" fo:font-weight="normal" officeooo:rsid="0050ce21" style:font-weight-asian="normal" style:font-weight-complex="normal"/>
    </style:style>
    <style:style style:name="T46" style:family="text">
      <style:text-properties style:text-underline-style="none" fo:font-weight="normal" officeooo:rsid="0052d247" style:font-weight-asian="normal" style:font-weight-complex="normal"/>
    </style:style>
    <style:style style:name="T47" style:family="text">
      <style:text-properties style:text-underline-style="none" fo:font-weight="normal" officeooo:rsid="005473ef" style:font-weight-asian="normal" style:font-weight-complex="normal"/>
    </style:style>
    <style:style style:name="T48" style:family="text">
      <style:text-properties style:text-underline-style="none" fo:font-weight="normal" officeooo:rsid="00566e67" style:font-weight-asian="normal" style:font-weight-complex="normal"/>
    </style:style>
    <style:style style:name="T49" style:family="text">
      <style:text-properties style:text-underline-style="none" fo:font-weight="normal" officeooo:rsid="0059d8b5" style:font-weight-asian="normal" style:font-weight-complex="normal"/>
    </style:style>
    <style:style style:name="T50" style:family="text">
      <style:text-properties style:text-underline-style="none" fo:font-weight="normal" officeooo:rsid="005a8d5b" style:font-weight-asian="normal" style:font-weight-complex="normal"/>
    </style:style>
    <style:style style:name="T51" style:family="text">
      <style:text-properties style:text-underline-style="none" fo:font-weight="normal" officeooo:rsid="005b1a48" style:font-weight-asian="normal" style:font-weight-complex="normal"/>
    </style:style>
    <style:style style:name="T52" style:family="text">
      <style:text-properties style:text-underline-style="none" fo:font-weight="normal" officeooo:rsid="005be0e8" style:font-weight-asian="normal" style:font-weight-complex="normal"/>
    </style:style>
    <style:style style:name="T53" style:family="text">
      <style:text-properties style:text-underline-style="none" fo:font-weight="normal" officeooo:rsid="005c7be3" style:font-weight-asian="normal" style:font-weight-complex="normal"/>
    </style:style>
    <style:style style:name="T54" style:family="text">
      <style:text-properties style:text-underline-style="none" fo:font-weight="normal" officeooo:rsid="005ca0df" style:font-weight-asian="normal" style:font-weight-complex="normal"/>
    </style:style>
    <style:style style:name="T55" style:family="text">
      <style:text-properties style:text-underline-style="none" fo:font-weight="normal" officeooo:rsid="005d415c" style:font-weight-asian="normal" style:font-weight-complex="normal"/>
    </style:style>
    <style:style style:name="T56" style:family="text">
      <style:text-properties style:text-underline-style="none" fo:font-weight="normal" officeooo:rsid="005da89f" style:font-weight-asian="normal" style:font-weight-complex="normal"/>
    </style:style>
    <style:style style:name="T57" style:family="text">
      <style:text-properties style:text-underline-style="none" fo:font-weight="normal" officeooo:rsid="005e45aa" style:font-weight-asian="normal" style:font-weight-complex="normal"/>
    </style:style>
    <style:style style:name="T58" style:family="text">
      <style:text-properties style:text-underline-style="none" fo:font-weight="normal" officeooo:rsid="00603a96" style:font-weight-asian="normal" style:font-weight-complex="normal"/>
    </style:style>
    <style:style style:name="T59" style:family="text">
      <style:text-properties style:text-underline-style="none" fo:font-weight="normal" officeooo:rsid="00651d4d" style:font-weight-asian="normal" style:font-weight-complex="normal"/>
    </style:style>
    <style:style style:name="T60" style:family="text">
      <style:text-properties style:text-underline-style="none" fo:font-weight="normal" officeooo:rsid="006687a3" style:font-weight-asian="normal" style:font-weight-complex="normal"/>
    </style:style>
    <style:style style:name="T61" style:family="text">
      <style:text-properties style:text-underline-style="none" fo:font-weight="normal" officeooo:rsid="00674db1" style:font-weight-asian="normal" style:font-weight-complex="normal"/>
    </style:style>
    <style:style style:name="T62" style:family="text">
      <style:text-properties style:text-underline-style="none" fo:font-weight="normal" officeooo:rsid="0068c080" style:font-weight-asian="normal" style:font-weight-complex="normal"/>
    </style:style>
    <style:style style:name="T63" style:family="text">
      <style:text-properties style:text-underline-style="none" fo:font-weight="normal" officeooo:rsid="006ab5f7" style:font-weight-asian="normal" style:font-weight-complex="normal"/>
    </style:style>
    <style:style style:name="T64" style:family="text">
      <style:text-properties style:text-underline-style="none" fo:font-weight="normal" officeooo:rsid="006b5891" style:font-weight-asian="normal" style:font-weight-complex="normal"/>
    </style:style>
    <style:style style:name="T65" style:family="text">
      <style:text-properties style:text-underline-style="none" fo:font-weight="normal" officeooo:rsid="006cc1f3" style:font-weight-asian="normal" style:font-weight-complex="normal"/>
    </style:style>
    <style:style style:name="T66" style:family="text">
      <style:text-properties style:text-underline-style="none" fo:font-weight="normal" officeooo:rsid="006e515c" style:font-weight-asian="normal" style:font-weight-complex="normal"/>
    </style:style>
    <style:style style:name="T67" style:family="text">
      <style:text-properties style:text-underline-style="none" fo:font-weight="normal" officeooo:rsid="006f2766" style:font-weight-asian="normal" style:font-weight-complex="normal"/>
    </style:style>
    <style:style style:name="T68" style:family="text">
      <style:text-properties style:text-underline-style="none" fo:font-weight="normal" officeooo:rsid="00702f06" style:font-weight-asian="normal" style:font-weight-complex="normal"/>
    </style:style>
    <style:style style:name="T69" style:family="text">
      <style:text-properties style:text-underline-style="none" fo:font-weight="normal" officeooo:rsid="00713ca9" style:font-weight-asian="normal" style:font-weight-complex="normal"/>
    </style:style>
    <style:style style:name="T70" style:family="text">
      <style:text-properties style:text-underline-style="none" fo:font-weight="normal" officeooo:rsid="007186a4" style:font-weight-asian="normal" style:font-weight-complex="normal"/>
    </style:style>
    <style:style style:name="T71" style:family="text">
      <style:text-properties style:text-underline-style="none" fo:font-weight="normal" officeooo:rsid="0076c31b" style:font-weight-asian="normal" style:font-weight-complex="normal"/>
    </style:style>
    <style:style style:name="T72" style:family="text">
      <style:text-properties style:text-underline-style="none" fo:font-weight="normal" officeooo:rsid="0077e7d9" style:font-weight-asian="normal" style:font-weight-complex="normal"/>
    </style:style>
    <style:style style:name="T73" style:family="text">
      <style:text-properties style:text-underline-style="none" fo:font-weight="normal" officeooo:rsid="007ef63c" style:font-weight-asian="normal" style:font-weight-complex="normal"/>
    </style:style>
    <style:style style:name="T74" style:family="text">
      <style:text-properties style:text-underline-style="none" fo:font-weight="normal" officeooo:rsid="007ffe5f" style:font-weight-asian="normal" style:font-weight-complex="normal"/>
    </style:style>
    <style:style style:name="T75" style:family="text">
      <style:text-properties style:text-underline-style="none" fo:font-weight="normal" officeooo:rsid="00828f0d" style:font-weight-asian="normal" style:font-weight-complex="normal"/>
    </style:style>
    <style:style style:name="T76" style:family="text">
      <style:text-properties style:text-underline-style="none" fo:font-weight="normal" officeooo:rsid="00857f84" style:font-weight-asian="normal" style:font-weight-complex="normal"/>
    </style:style>
    <style:style style:name="T77" style:family="text">
      <style:text-properties style:text-underline-style="none" fo:font-weight="normal" officeooo:rsid="00872867" style:font-weight-asian="normal" style:font-weight-complex="normal"/>
    </style:style>
    <style:style style:name="T78" style:family="text">
      <style:text-properties style:text-underline-style="none" fo:font-weight="normal" officeooo:rsid="00896b1e" style:font-weight-asian="normal" style:font-weight-complex="normal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1" style:family="text">
      <style:text-properties style:text-underline-style="solid" style:text-underline-width="auto" style:text-underline-color="font-color" officeooo:rsid="00a1cd6a"/>
    </style:style>
    <style:style style:name="T82" style:family="text">
      <style:text-properties style:text-underline-style="solid" style:text-underline-width="auto" style:text-underline-color="font-color" officeooo:rsid="00a49cf3"/>
    </style:style>
    <style:style style:name="T83" style:family="text">
      <style:text-properties style:text-underline-style="solid" style:text-underline-width="auto" style:text-underline-color="font-color" officeooo:rsid="00ad7058"/>
    </style:style>
    <style:style style:name="T84" style:family="text">
      <style:text-properties officeooo:rsid="000d4414"/>
    </style:style>
    <style:style style:name="T85" style:family="text">
      <style:text-properties officeooo:rsid="000dcad8"/>
    </style:style>
    <style:style style:name="T86" style:family="text">
      <style:text-properties officeooo:rsid="008d3911"/>
    </style:style>
    <style:style style:name="T87" style:family="text">
      <style:text-properties officeooo:rsid="0095ae38"/>
    </style:style>
    <style:style style:name="T88" style:family="text">
      <style:text-properties officeooo:rsid="009676ec"/>
    </style:style>
    <style:style style:name="T89" style:family="text">
      <style:text-properties officeooo:rsid="0099c5ff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9dd828" style:font-weight-asian="normal" style:font-weight-complex="normal"/>
    </style:style>
    <style:style style:name="T92" style:family="text">
      <style:text-properties fo:font-weight="normal" officeooo:rsid="009de060" style:font-weight-asian="normal" style:font-weight-complex="normal"/>
    </style:style>
    <style:style style:name="T93" style:family="text">
      <style:text-properties fo:font-weight="normal" officeooo:rsid="009ed723" style:font-weight-asian="normal" style:font-weight-complex="normal"/>
    </style:style>
    <style:style style:name="T94" style:family="text">
      <style:text-properties fo:font-weight="normal" officeooo:rsid="009ef742" style:font-weight-asian="normal" style:font-weight-complex="normal"/>
    </style:style>
    <style:style style:name="T95" style:family="text">
      <style:text-properties fo:font-weight="normal" officeooo:rsid="00a1499c" style:font-weight-asian="normal" style:font-weight-complex="normal"/>
    </style:style>
    <style:style style:name="T96" style:family="text">
      <style:text-properties fo:font-weight="normal" officeooo:rsid="00a1cd6a" style:font-weight-asian="normal" style:font-weight-complex="normal"/>
    </style:style>
    <style:style style:name="T97" style:family="text">
      <style:text-properties fo:font-weight="normal" officeooo:rsid="00a29591" style:font-weight-asian="normal" style:font-weight-complex="normal"/>
    </style:style>
    <style:style style:name="T98" style:family="text">
      <style:text-properties fo:font-weight="normal" officeooo:rsid="00a2b4e5" style:font-weight-asian="normal" style:font-weight-complex="normal"/>
    </style:style>
    <style:style style:name="T99" style:family="text">
      <style:text-properties fo:font-weight="normal" officeooo:rsid="00a49cf3" style:font-weight-asian="normal" style:font-weight-complex="normal"/>
    </style:style>
    <style:style style:name="T100" style:family="text">
      <style:text-properties fo:font-weight="normal" officeooo:rsid="00a98e3c" style:font-weight-asian="normal" style:font-weight-complex="normal"/>
    </style:style>
    <style:style style:name="T101" style:family="text">
      <style:text-properties fo:font-weight="normal" officeooo:rsid="00aa2a7a" style:font-weight-asian="normal" style:font-weight-complex="normal"/>
    </style:style>
    <style:style style:name="T102" style:family="text">
      <style:text-properties fo:font-weight="normal" officeooo:rsid="00aadaa5" style:font-weight-asian="normal" style:font-weight-complex="normal"/>
    </style:style>
    <style:style style:name="T103" style:family="text">
      <style:text-properties fo:font-weight="normal" officeooo:rsid="00abaa0d" style:font-weight-asian="normal" style:font-weight-complex="normal"/>
    </style:style>
    <style:style style:name="T104" style:family="text">
      <style:text-properties fo:font-weight="normal" officeooo:rsid="00ace26c" style:font-weight-asian="normal" style:font-weight-complex="normal"/>
    </style:style>
    <style:style style:name="T105" style:family="text">
      <style:text-properties fo:font-weight="normal" officeooo:rsid="00ad7058" style:font-weight-asian="normal" style:font-weight-complex="normal"/>
    </style:style>
    <style:style style:name="T106" style:family="text">
      <style:text-properties fo:font-weight="normal" officeooo:rsid="00ae3deb" style:font-weight-asian="normal" style:font-weight-complex="normal"/>
    </style:style>
    <style:style style:name="T107" style:family="text">
      <style:text-properties fo:font-weight="normal" officeooo:rsid="00b3cb4e" style:font-weight-asian="normal" style:font-weight-complex="normal"/>
    </style:style>
    <style:style style:name="T108" style:family="text">
      <style:text-properties fo:font-weight="normal" officeooo:rsid="00b95692" style:font-weight-asian="normal" style:font-weight-complex="normal"/>
    </style:style>
    <style:style style:name="T109" style:family="text">
      <style:text-properties fo:font-weight="normal" officeooo:rsid="00bb21b2" style:font-weight-asian="normal" style:font-weight-complex="normal"/>
    </style:style>
    <style:style style:name="T110" style:family="text">
      <style:text-properties fo:font-weight="normal" officeooo:rsid="00bb30ea" style:font-weight-asian="normal" style:font-weight-complex="normal"/>
    </style:style>
    <style:style style:name="T111" style:family="text">
      <style:text-properties fo:font-weight="normal" officeooo:rsid="00bccd12" style:font-weight-asian="normal" style:font-weight-complex="normal"/>
    </style:style>
    <style:style style:name="T112" style:family="text">
      <style:text-properties fo:font-weight="normal" officeooo:rsid="00bf5121" style:font-weight-asian="normal" style:font-weight-complex="normal"/>
    </style:style>
    <style:style style:name="T113" style:family="text">
      <style:text-properties officeooo:rsid="00a1cd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et histoire des peuples d’Europe de l’Est</text:p>
      <text:p text:style-name="P2"/>
      <text:p text:style-name="P2"/>
      <text:p text:style-name="P3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21"/>
      <text:p text:style-name="P22"/>
      <text:p text:style-name="P4"><text:span text:style-name="T2">Il y a trois Europe différentes : <text:s/>géographique, politique </text:span><text:span text:style-name="T75">et religieuse, religieuse induisant une</text:span><text:span text:style-name="T3"> influence culturelle.</text:span></text:p>
      <text:p text:style-name="P23"/>
      <text:p text:style-name="P23"/>
      <text:p text:style-name="P24"><text:span text:style-name="T80">Géographique </text:span>: Les limites de l’Europe sont de l’Islande à l’Oural.</text:p>
      <text:p text:style-name="P24"/>
      <text:p text:style-name="P5"><text:span text:style-name="T84">Politique</text:span><text:span text:style-name="T4"> : </text:span><text:span text:style-name="T5">Pays de l’UE, et les pays candidats dans l’espace yougoslave (Serbie par exemple).</text:span></text:p>
      <text:p text:style-name="P25"/>
      <text:p text:style-name="P6"><text:span text:style-name="T85">Religieuse</text:span><text:span text:style-name="T5"> : </text:span><text:span text:style-name="T6">Europe chrétienne (Catholique, Protestant et O</text:span><text:span text:style-name="T7">rth</text:span><text:span text:style-name="T6">odoxe). </text:span><text:span text:style-name="T15">Riga – Split (Ligne Lettonie – Croatie).</text:span></text:p>
      <text:p text:style-name="P26"/>
      <text:p text:style-name="P7"><text:span text:style-name="T6">L’</text:span><text:span text:style-name="T2">Europe médiane </text:span><text:span text:style-name="T76">(mittle europa) </text:span><text:span text:style-name="T2">se trouve entre l’Allemagne et la Russie et ait caractérisée par le pangermanisme. </text:span><text:span text:style-name="T17">Cet espace se trouve sous l’influence Russe-Slave-Orthodoxe et Germanique-Protestante.</text:span></text:p>
      <text:p text:style-name="P27"/>
      <text:p text:style-name="P8"><text:span text:style-name="T17">G</text:span><text:span text:style-name="T2">roupe de Vis</text:span><text:span text:style-name="T19">e</text:span><text:span text:style-name="T2">grad : Pologne, </text:span><text:span text:style-name="T18">Tchéquie</text:span><text:span text:style-name="T2">, Autriche, Hongrie. </text:span><text:span text:style-name="T18">Lutte contre l’immigration.</text:span></text:p>
      <text:p text:style-name="P26"/>
      <text:p text:style-name="P9"><text:span text:style-name="T6">S</text:span><text:span text:style-name="T2">imone Veil : « L’enracinement reste peut-être le besoin le plus important de l’âme humaine. Un être humain à une racine </text:span><text:span text:style-name="T20">par sa participation réelle, </text:span><text:span text:style-name="T21">active et naturelle à </text:span><text:span text:style-name="T22">l’existence</text:span><text:span text:style-name="T21"> d’une collectivité, qui conserve vivant certains trésors du passés et certains </text:span><text:span text:style-name="T22">prés-sentiments</text:span><text:span text:style-name="T21"> d’avenir. »</text:span></text:p>
      <text:p text:style-name="P26"/>
      <text:p text:style-name="P10"><text:span text:style-name="T6">L</text:span><text:span text:style-name="T2">ord Curzon Of Kendelston : « </text:span><text:span text:style-name="T23">Les frontières sont le fil du rasoir, là où se décident </text:span><text:span text:style-name="T25">l</text:span><text:span text:style-name="T23">es questions modernes de la guerre et de la paix, </text:span><text:span text:style-name="T24">de la vie et de la mort des nations. »</text:span></text:p>
      <text:p text:style-name="P26"/>
      <text:p text:style-name="P6"><text:span text:style-name="T6">« </text:span><text:span text:style-name="T26">Les frontières sont de retour », depuis la chute de l’URSS et la disparition du mur de Berlin, le monde unipolaire a remplacé la bipolarité existante depuis la fin de la seconde guerre mondiale. </text:span><text:span text:style-name="T27">Les européens dans ce nouveau monde ont toujours refusé</text:span><text:span text:style-name="T29">s</text:span><text:span text:style-name="T27"> de définir leurs espaces en parlant plutôt des valeurs et de la moralité qu’en terme de territoire</text:span><text:span text:style-name="T29">s</text:span><text:span text:style-name="T27">, de limites et d’intérêts. </text:span><text:span text:style-name="T28">L’Europe sans frontières est sans doutes parfaites pour les échanges économiques, mais du point de vue politique c’est une absurdité. </text:span><text:span text:style-name="T30">Depuis cinq ans Poutine et Erdogan, dont les États se trouvent en partie en Europe, poussent les </text:span><text:soft-page-break/><text:span text:style-name="T30">européens à penser en termes anciens (termes de frontières), mais c’est un terme fiable et vérifié par le temps. </text:span><text:span text:style-name="T31">Les européens font désormais attention, ils prennent en compte les frontières grâce aux crises existantes (terrorisme, migrants, euros, conflits internes, tensions et guerres en Moyen-Orient, en Asie et en Europe). Il est impossible de résoudre ses crises sans prendre en considération la réalité des frontières existantes.</text:span></text:p>
      <text:p text:style-name="P28"/>
      <text:p text:style-name="P28"/>
      <text:p text:style-name="P11"><text:span text:style-name="T30">L</text:span><text:span text:style-name="T2">a Pologne a </text:span><text:span text:style-name="T32">complètement</text:span><text:span text:style-name="T2"> disparue en 1772, </text:span><text:span text:style-name="T32">après trois partages </text:span><text:span text:style-name="T33">entre l’Autriche, la Prusse et la Russie. </text:span></text:p>
      <text:p text:style-name="P29"/>
      <text:p text:style-name="P12"><text:span text:style-name="T34">U</text:span><text:span text:style-name="T2">kraine orientale : Industrielle et dev (conflit donbas)</text:span></text:p>
      <text:p text:style-name="P30">Ukraine occidentale : Pauvre et nationaliste</text:p>
      <text:p text:style-name="P12"><text:span text:style-name="T77">Ukraine médiane</text:span><text:span text:style-name="T2"> : modéré</text:span></text:p>
      <text:p text:style-name="P30"/>
      <text:p text:style-name="P30"/>
      <text:p text:style-name="P30"/>
      <text:p text:style-name="P13"><text:span text:style-name="T2">La frontière est une limite géographique, lign</text:span><text:span text:style-name="T35">e ou espace, dont le tracé reflète des relations entre des groupes humains : forces militaires et diplomatiques, traditions et culture, relations de bon voisinage. </text:span><text:span text:style-name="T36">Il s’agit de l’histoire </text:span><text:span text:style-name="T37">inscrite dans la géographie.</text:span></text:p>
      <text:p text:style-name="P31"/>
      <text:p text:style-name="P31"/>
      <text:p text:style-name="P31"/>
      <text:p text:style-name="P14"><text:span text:style-name="T37">M</text:span><text:span text:style-name="T2">ichel Fauché : « Les frontières sont du temps inscris dans l’espace ». </text:span></text:p>
      <text:p text:style-name="P37"/>
      <text:p text:style-name="P14"><text:span text:style-name="T38">Elles peuvent être naturelles </text:span><text:span text:style-name="T39">(55%) </text:span><text:span text:style-name="T38">et artificielles. </text:span><text:span text:style-name="T40">Aujourd’hui la question des frontières est au </text:span><text:span text:style-name="T41">cœur</text:span><text:span text:style-name="T40"> de la géopolitique, car leur établissement est lié à l’émergence du monde moderne. </text:span><text:span text:style-name="T42">Elles peuvent être considérés comme un phénomène d’ouverture ou de cloisonnement (Espace Schengen et Brexit). </text:span></text:p>
      <text:p text:style-name="P14"><text:span text:style-name="T43">Elles sont toujours chargés de l’Histoire, </text:span><text:span text:style-name="T44">histoire des guerres du colonialisme mais aussi de décision diplomatiques. </text:span><text:span text:style-name="T45">La dernière apparition de frontières en masse date de 1991 (chute URSS).</text:span></text:p>
      <text:p text:style-name="P32"/>
      <text:p text:style-name="P15"><text:span text:style-name="T45">A</text:span><text:span text:style-name="T2">u delà de la géographie et de l’histoire, </text:span><text:span text:style-name="T46">l’intégration des peuples dans tel ou tel union passe par l’identité culturelle. </text:span><text:span text:style-name="T47">Dans le projet de l’UE, les valeurs humaines communes de la civilisation européenne ont servi de ciment de la création d’une structure solide </text:span><text:span text:style-name="T48">et fiable. </text:span><text:span text:style-name="T49">La culture contribue </text:span><text:span text:style-name="T50">d’une façon déterminante </text:span><text:span text:style-name="T51">à créer chez les citoyens européens un sentiment d’appartenance </text:span><text:span text:style-name="T52">à une collectivité et une conscience d’eux même. </text:span><text:span text:style-name="T53">Le concept de la culture </text:span><text:span text:style-name="T54">est définit par Edward Burnet Taylor, </text:span><text:span text:style-name="T55">anthropologue britannique qui en 1871 à donné une définition de la culture : </text:span></text:p>
      <text:p text:style-name="P15"><text:span text:style-name="T55">« </text:span><text:span text:style-name="T56">Tout complexe qui enveloppe les connaissances, les croyances, les traditions, l’art, la morale, la loi, </text:span><text:span text:style-name="T57">et toute autre disposition acquise par l’homme </text:span><text:span text:style-name="T58">en tant que membre d’une société humaine. »</text:span></text:p>
      <text:p text:style-name="P16"><text:soft-page-break/><text:span text:style-name="T30">L’</text:span><text:span text:style-name="T2">Europe se reconnaît dans la culture européenne en tant qu’ensemble complexe enraciné dans l’histoire surgit de la désagrégation de l’empire romain </text:span><text:span text:style-name="T59">(395 </text:span><text:span text:style-name="T60">mort de Théodos I</text:span><text:span text:style-name="T59">).</text:span></text:p>
      <text:p text:style-name="P38"/>
      <text:p text:style-name="P17"><text:span text:style-name="T59">L’</text:span><text:span text:style-name="T2">Europe c’est tout d’abord l’espace géographique, </text:span><text:span text:style-name="T61">c’est un espace qui a été envahit à plus reprises, mais qui continu a constituer une entité reconnue. </text:span><text:span text:style-name="T62">C’est un espace culturelle homogène, sur les plans suivants : </text:span><text:span text:style-name="T63">Religieux (déploiement de monastères partout en Europe</text:span><text:span text:style-name="T64">), intellectuel (création des écoles et des bibliothèques, </text:span><text:span text:style-name="T65">universités, …), </text:span><text:span text:style-name="T66">littéraire (</text:span><text:span text:style-name="T67">ateliers monastiques scripturaires, </text:span><text:span text:style-name="T68">imprimerie</text:span><text:span text:style-name="T69">), aspect artistique (architecture, sculpture, musique, …), <text:s/></text:span><text:span text:style-name="T70">philosophique (après la révolution française une ouverture certaine vers l’humanisme, la civilisation des lumières, les idées libérales, démocratiques puis socialistes).</text:span></text:p>
      <text:p text:style-name="P33"/>
      <text:p text:style-name="P33"/>
      <text:p text:style-name="P18"><text:span text:style-name="T70">O</text:span><text:span text:style-name="T2">rigine de l’Europe : </text:span><text:span text:style-name="T71">Histoire d’amour, </text:span><text:span text:style-name="T72">Orôpée la fille d’un roi phénicien de Sydon à été séduite et enlevée par Zeus, emmenée en Crête où elle a eu des fils (les rois de Crêtes), dont la descendance a hérité les terres à l’Ouest d’Hellespot qui ont été appelé les terres d’Europée.</text:span></text:p>
      <text:p text:style-name="P34"/>
      <text:p text:style-name="P19"><text:span text:style-name="T72">A</text:span><text:span text:style-name="T2">vec les conquêtes romaines et la carolingiennes, </text:span><text:span text:style-name="T73">l’Europe </text:span><text:span text:style-name="T2">s’élargit vers le Nord Ouest et le Nord mais cette expansion approfondit la division entre deux Europes. Cette division est toujours d’actualité.</text:span></text:p>
      <text:p text:style-name="P35"/>
      <text:p text:style-name="P20"><text:span text:style-name="T2">La division de l’Europe </text:span><text:span text:style-name="T74">en deux.</text:span></text:p>
      <text:p text:style-name="P3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3">Europe Orientale</text:p>
          </table:table-cell>
          <table:table-cell table:style-name="Tableau1.C1" office:value-type="string">
            <text:p text:style-name="P63">Europe Occidentale</text:p>
          </table:table-cell>
        </table:table-row>
        <table:table-row>
          <table:table-cell table:style-name="Tableau1.A2" office:value-type="string">
            <text:p text:style-name="P63">Depuis l’Antiquité</text:p>
          </table:table-cell>
          <table:table-cell table:style-name="Tableau1.A2" office:value-type="string">
            <text:p text:style-name="P61">Langue et culture : Grecque</text:p>
            <text:p text:style-name="P62"/>
            <text:p text:style-name="P62">Tradition : Mystique et théorique </text:p>
            <text:p text:style-name="P62"/>
            <text:p text:style-name="P62"><text:span text:style-name="T86">Approche : </text:span>poésie, mystère, philosophie, arts, → Introversion → Âme (Slave)</text:p>
            <text:p text:style-name="P61"/>
            <text:p text:style-name="P64">Continuation de la civilisation : Romaine → Byzance → Moscou</text:p>
            <text:p text:style-name="P64"/>
            <text:p text:style-name="P64">Église orthodoxe décentralisée</text:p>
            <text:p text:style-name="P64"/>
          </table:table-cell>
          <table:table-cell table:style-name="Tableau1.C2" office:value-type="string">
            <text:p text:style-name="P61">Langue et culture : Latine</text:p>
            <text:p text:style-name="P61"/>
            <text:p text:style-name="P61">Tradition : Réaliste et pratique</text:p>
            <text:p text:style-name="P61"/>
            <text:p text:style-name="P61"/>
            <text:p text:style-name="P61">Approche : Extroversion, pragmatisme, la loi, les technologies</text:p>
            <text:p text:style-name="P61"/>
            <text:p text:style-name="P65">Invasion barbares → Rupture avec la civilisation</text:p>
            <text:p text:style-name="P65"/>
            <text:p text:style-name="P65">Église centralisée</text:p>
          </table:table-cell>
        </table:table-row>
        <text:soft-page-break/>
        <table:table-row>
          <table:table-cell table:style-name="Tableau1.A2" office:value-type="string">
            <text:p text:style-name="P66">Rivalité des Églises</text:p>
          </table:table-cell>
          <table:table-cell table:style-name="Tableau1.A2" office:value-type="string">
            <text:p text:style-name="P67">P<text:span text:style-name="T88">résence</text:span> de Constantinople en tant que chef Spirituel,</text:p>
            <text:p text:style-name="P67"><text:span text:style-name="T87">M</text:span>ission d’expansion vers le Nord et le Nord-Ouest</text:p>
            <text:p text:style-name="P68">L’empire byzantin est l’alliance entre les peuples grecs et slaves</text:p>
          </table:table-cell>
          <table:table-cell table:style-name="Tableau1.C2" office:value-type="string">
            <text:p text:style-name="P68">Présence de Rome, mission et expansion vers le Nord et Nord-Est</text:p>
            <text:p text:style-name="P68"/>
            <text:p text:style-name="P68">Empire Carolingien, alliance Romain - Germanique</text:p>
          </table:table-cell>
        </table:table-row>
        <table:table-row>
          <table:table-cell table:style-name="Tableau1.A2" office:value-type="string">
            <text:p text:style-name="P69">Renaissance</text:p>
          </table:table-cell>
          <table:table-cell table:style-name="Tableau1.A2" office:value-type="string">
            <text:p text:style-name="P69">Expansion Russe vers l’Ouest</text:p>
          </table:table-cell>
          <table:table-cell table:style-name="Tableau1.C2" office:value-type="string">
            <text:p text:style-name="P69">Expansion Allemande vers l’Est (Prusse/Germanique)</text:p>
          </table:table-cell>
        </table:table-row>
      </table:table>
      <text:p text:style-name="P36"/>
      <text:p text:style-name="P39"/>
      <text:p text:style-name="P39">La division <text:span text:style-name="T89">concrétisée</text:span> : La structure de l’Europe en deux sphères culturelles opposées. Elle s’est caractérisée par la rivalité des églises occidentales et orientales, qui étaient étroitement liées aux forces politiques.</text:p>
      <text:p text:style-name="P39"/>
      <text:p text:style-name="P40">Création en <text:span text:style-name="T80">756</text:span> du Vatican, qui s’est détaché de Byzance et prépare une nouvelle organisation des forces idéologiques politiques en Europe.</text:p>
      <text:p text:style-name="P40"/>
      <text:p text:style-name="P59">814<text:span text:style-name="T2"> (Mort de Charlemagne) → La frontière Est de l’empire Carolingien ressemble étrangement à celle dessiner à la fin de la seconde guerre mondiale entre les deux Europes.</text:span></text:p>
      <text:p text:style-name="P59"><text:span text:style-name="T2"/></text:p>
      <text:p text:style-name="P60"><text:span text:style-name="T90"/></text:p>
      <text:p text:style-name="P60"><text:span text:style-name="T90"/></text:p>
      <text:p text:style-name="P60"><text:span text:style-name="T90">La division qui partage l’Europe</text:span></text:p>
      <text:p text:style-name="P60"><text:span text:style-name="T90"/></text:p>
      <text:p text:style-name="P41"><text:span text:style-name="T90">Le partage de l’Europe en l’Occident et l’Orient s’est tracé à travers les péninsules Européennes, en partant des côtes Adriatiques et l’ancienne Dalmatie Romaine (Roumanie).</text:span></text:p>
      <text:p text:style-name="P41"><text:span text:style-name="T90"/></text:p>
      <text:p text:style-name="P42"><text:span text:style-name="T91">Les tribus slaves s’installent sur ce territoire au VIIè siècle, et se charge des missions chrétiennes pour répandre sur les territoires la croyance religieuse.</text:span></text:p>
      <text:p text:style-name="P42"><text:span text:style-name="T91"/></text:p>
      <text:p text:style-name="P43"><text:span text:style-name="T92">L’influence Byzantine s’installe en Serbie, tandis que la Slovénie et la Croatie deviennent Catholique.</text:span></text:p>
      <text:p text:style-name="P43"><text:span text:style-name="T92"/></text:p>
      <text:p text:style-name="P44"><text:span text:style-name="T93">Au IX ème siècle, la Hongrie reçoit les missionnaires des deux foi</text:span><text:span text:style-name="T103">s</text:span><text:span text:style-name="T93"> et choisit le Catholicisme (en Bohème et en Moravie aussi).</text:span></text:p>
      <text:p text:style-name="P45"><text:span text:style-name="T93"><text:tab/>→</text:span><text:span text:style-name="T94"> Influence occidentale s’installe définitivement dans cette région.</text:span></text:p>
      <text:p text:style-name="P45"><text:span text:style-name="T94"/></text:p>
      <text:p text:style-name="P46"><text:span text:style-name="T95">Les deux camps (Rome/Byzance) se disputent le territoire de la Bosnie (catholique) et de la Bulgarie (orthodoxe).</text:span></text:p>
      <text:p text:style-name="P47"><text:soft-page-break/><text:span text:style-name="T96">La division entre les deux Europes, a été finalisée définitivement en</text:span><text:span text:style-name="T113"> </text:span><text:span text:style-name="T81">1054</text:span><text:span text:style-name="T96"> </text:span><text:span text:style-name="T97">par l’échange des anathèmes entre Rome et Byzance.</text:span></text:p>
      <text:p text:style-name="P47"><text:span text:style-name="T97"/></text:p>
      <text:p text:style-name="P48"><text:span text:style-name="T98">À cela vient s’ajouter la nouvelle influence Turque Islamique dans les Balkans.</text:span></text:p>
      <text:p text:style-name="P48"><text:span text:style-name="T98"/></text:p>
      <text:p text:style-name="P48"><text:span text:style-name="T82">1380</text:span><text:span text:style-name="T99"> → Bataille de Kosovo Polê, opposant la Serbie Orthodoxe et la Turquie Islamique.</text:span></text:p>
      <text:p text:style-name="P48"><text:span text:style-name="T99"><text:tab/><text:tab/>→ Victoire de la Turquie</text:span></text:p>
      <text:p text:style-name="P49"><text:span text:style-name="T99"><text:tab/><text:tab/><text:tab/>→ Domination turque sur les Balkans pendant cinq siècles</text:span></text:p>
      <text:p text:style-name="P50"><text:span text:style-name="T99"><text:tab/></text:span><text:span text:style-name="T100">La langue et la religion reste néanmoins préservées dans ces régions (monastères).</text:span></text:p>
      <text:p text:style-name="P50"><text:span text:style-name="T100"/></text:p>
      <text:p text:style-name="P51"><text:span text:style-name="T101">Très tôt, la division religieuse, politique et culturelle s’avance vers le Nord.</text:span></text:p>
      <text:p text:style-name="P52"><text:span text:style-name="T101">→</text:span><text:span text:style-name="T102"> Allemagne médiévale → Expansion vers l’Est et soumission des tribus slaves.</text:span></text:p>
      <text:p text:style-name="P52"><text:span text:style-name="T102"><text:tab/><text:tab/><text:tab/><text:tab/><text:tab/>→</text:span><text:span text:style-name="T103"> Export de la foi catholique en Pologne </text:span><text:span text:style-name="T104">notamment</text:span></text:p>
      <text:p text:style-name="P52"><text:span text:style-name="T104"/></text:p>
      <text:p text:style-name="P52"><text:span text:style-name="T104">→</text:span><text:span text:style-name="T105"> Byzance étend son pouvoir vers et son influence vers l’espace Russe, qui devient définitivement Orthodoxe en </text:span><text:span text:style-name="T83">998</text:span><text:span text:style-name="T105"> avec le couronnement de Vladimir à Sébastopol.</text:span></text:p>
      <text:p text:style-name="P52"><text:span text:style-name="T105"/></text:p>
      <text:p text:style-name="P52"><text:span text:style-name="T105">→</text:span><text:span text:style-name="T106"> Pays Baltes deviennent catholiques à partir du Xème et XIème siècle.</text:span></text:p>
      <text:p text:style-name="P52"><text:span text:style-name="T106"/></text:p>
      <text:p text:style-name="P52"><text:span text:style-name="T106"/></text:p>
      <text:p text:style-name="P53"><text:span text:style-name="T106">T</text:span><text:span text:style-name="T90">emps modernes : La division change de forme</text:span></text:p>
      <text:p text:style-name="P53"><text:span text:style-name="T90"><text:tab/><text:tab/><text:tab/>→ Byzance détruite en </text:span><text:span text:style-name="T79">1453</text:span><text:span text:style-name="T90"> </text:span></text:p>
      <text:p text:style-name="P53"><text:span text:style-name="T90"><text:tab/><text:tab/><text:tab/>→ Division Europe occidentale par la réforme </text:span><text:span text:style-name="T107">et guerres de religions</text:span></text:p>
      <text:p text:style-name="P53"><text:span text:style-name="T107"/></text:p>
      <text:p text:style-name="P54"><text:span text:style-name="T107">L’</text:span><text:span text:style-name="T90">absolutisme monarchique rapproche les souverains de l’Est et de l’Ouest, dans l’intérêt commun des peuples.</text:span></text:p>
      <text:p text:style-name="P55"><text:span text:style-name="T90">Siècle des lumières apaisement entre les deux Europes.</text:span></text:p>
      <text:p text:style-name="P55"><text:span text:style-name="T90"/></text:p>
      <text:p text:style-name="P56"><text:span text:style-name="T108">Mais dans la zone intermédiaire Adriatique, la tension continue et les conflits persistent.</text:span></text:p>
      <text:p text:style-name="P56"><text:span text:style-name="T108"/></text:p>
      <text:p text:style-name="P57"><text:span text:style-name="T109">Les bouleversements qui arriveront à la suite des Révolutions et des guerres mondiales ne changeront rien à la division entre les deux Europes.</text:span></text:p>
      <text:p text:style-name="P57"><text:span text:style-name="T109"/></text:p>
      <text:p text:style-name="P58"><text:span text:style-name="T110">Aujourd’hui → L’idéologie chrétienne a perdu de sa force, mais le rapprochement entre les deux Europes reste impossible. </text:span><text:span text:style-name="T111">Les conflits persistent à cause de l’approche opposée vis à vis des valeurs humaines, morales et démocratiques.</text:span></text:p>
      <text:p text:style-name="P58"><text:span text:style-name="T111"><text:tab/><text:tab/>→</text:span><text:span text:style-name="T112"> Europe conservatrice VS Europe Libérale</text:span><text:span text:style-name="T90"> </text:span></text:p>
      <text:p text:style-name="P28"/>
      <text:p text:style-name="P28"/>
      <text:p text:style-name="P6"><text:span text:style-name="T8">URSS → Estonie </text:span><text:span text:style-name="T78">(Tallinn)</text:span><text:span text:style-name="T8">, Lituanie </text:span><text:span text:style-name="T78">(Vilnius)</text:span><text:span text:style-name="T8">, Lettonie </text:span><text:span text:style-name="T78">(Riga)</text:span><text:span text:style-name="T8">, </text:span><text:span text:style-name="T9">Biélorussie </text:span><text:span text:style-name="T78">(Minsk)</text:span><text:span text:style-name="T9">, Ukraine </text:span><text:span text:style-name="T78">(Kiev)</text:span><text:span text:style-name="T9">, Russie </text:span><text:span text:style-name="T78">(Moscou)</text:span><text:span text:style-name="T9">, Moldavie </text:span><text:span text:style-name="T78">(Chisinau)</text:span><text:span text:style-name="T9">, </text:span><text:span text:style-name="T10">Géorgie </text:span><text:span text:style-name="T78">(Tbilissi)</text:span><text:span text:style-name="T10">, Arménie </text:span><text:soft-page-break/><text:span text:style-name="T78">(Erevan)</text:span><text:span text:style-name="T10">, </text:span><text:span text:style-name="T11">Azerbaïdjan </text:span><text:span text:style-name="T78">(Bakou)</text:span><text:span text:style-name="T11">, </text:span><text:span text:style-name="T12">Kazakhstan </text:span><text:span text:style-name="T78">(Astana)</text:span><text:span text:style-name="T12">, Ouzbékistan </text:span><text:span text:style-name="T78">(Tachkent)</text:span><text:span text:style-name="T12">, </text:span><text:span text:style-name="T13">Tadjikistan </text:span><text:span text:style-name="T78">(Douchanbé)</text:span><text:span text:style-name="T13">, </text:span><text:span text:style-name="T14">Kirghizistan </text:span><text:span text:style-name="T78">(Bichkek)</text:span><text:span text:style-name="T14">, </text:span><text:span text:style-name="T16">Turkménistan</text:span><text:span text:style-name="T78"> (Achgabat)</text:span><text:span text:style-name="T16">.</text:span><text:span text:style-name="T1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09-27T10:57:51.264487295</dc:date>
    <meta:editing-duration>PT2H37M17S</meta:editing-duration>
    <meta:editing-cycles>174</meta:editing-cycles>
    <meta:generator>LibreOffice/6.1.1.2$Linux_X86_64 LibreOffice_project/10$Build-2</meta:generator>
    <meta:document-statistic meta:table-count="1" meta:image-count="0" meta:object-count="0" meta:page-count="6" meta:paragraph-count="79" meta:word-count="1466" meta:character-count="9782" meta:non-whitespace-character-count="8363"/>
  </office:meta>
</office:document-meta>
</file>